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558cm" style:rel-column-width="883*"/>
    </style:style>
    <style:style style:name="Таблица1.B" style:family="table-column">
      <style:table-column-properties style:column-width="3.362cm" style:rel-column-width="1906*"/>
    </style:style>
    <style:style style:name="Таблица1.C" style:family="table-column">
      <style:table-column-properties style:column-width="3.493cm" style:rel-column-width="1980*"/>
    </style:style>
    <style:style style:name="Таблица1.D" style:family="table-column">
      <style:table-column-properties style:column-width="2.646cm" style:rel-column-width="1500*"/>
    </style:style>
    <style:style style:name="Таблица1.E" style:family="table-column">
      <style:table-column-properties style:column-width="2.776cm" style:rel-column-width="1574*"/>
    </style:style>
    <style:style style:name="Таблица1.F" style:family="table-column">
      <style:table-column-properties style:column-width="3.179cm" style:rel-column-width="180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1.561cm" style:rel-column-width="6013*"/>
    </style:style>
    <style:style style:name="Таблица2.B" style:family="table-column">
      <style:table-column-properties style:column-width="5.239cm" style:rel-column-width="20180*"/>
    </style:style>
    <style:style style:name="Таблица2.C" style:family="table-column">
      <style:table-column-properties style:column-width="1.799cm" style:rel-column-width="6930*"/>
    </style:style>
    <style:style style:name="Таблица2.D" style:family="table-column">
      <style:table-column-properties style:column-width="4.154cm" style:rel-column-width="16001*"/>
    </style:style>
    <style:style style:name="Таблица2.E" style:family="table-column">
      <style:table-column-properties style:column-width="2.646cm" style:rel-column-width="10192*"/>
    </style:style>
    <style:style style:name="Таблица2.F" style:family="table-column">
      <style:table-column-properties style:column-width="1.614cm" style:rel-column-width="621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.3cm" fo:text-align="end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3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text-underline-style="none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margin-left="0cm" fo:margin-right="0cm" fo:margin-top="0.3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.3cm" fo:text-align="end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size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style:font-size-asian="14pt"/>
    </style:style>
    <style:style style:name="T12" style:family="text">
      <style:text-properties style:font-size-complex="14pt"/>
    </style:style>
    <style:style style:name="T13" style:family="text">
      <style:text-properties fo:font-weight="normal"/>
    </style:style>
    <style:style style:name="T14" style:family="text">
      <style:text-properties style:font-weight-asian="normal"/>
    </style:style>
    <style:style style:name="T15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ф. ГПО-06 </text:span><text:span text:style-name="T1">Дополненная</text:span></text:p>
      <text:p text:style-name="P6"/>
      <text:p text:style-name="P4">Федеральное агентство по образованию</text:p>
      <text:p text:style-name="P5">Томский государственный университет систем управления </text:p>
      <text:p text:style-name="P5">и радиоэлектроники</text:p>
      <text:p text:style-name="P1"/>
      <text:p text:style-name="P7">Групповое проектное обучение</text:p>
      <text:p text:style-name="P1"/>
      <text:p text:style-name="P3">УТВЕРЖДАЮ</text:p>
      <text:p text:style-name="P11"><text:span text:style-name="T3">Зав. кафедрой</text:span> ${doc.chair_abbr}</text:p>
      <text:p text:style-name="P11">___________________ ${doc.chair_chief}</text:p>
      <text:p text:style-name="P2">«___» _______________ 20__ г.</text:p>
      <text:p text:style-name="P2"/>
      <text:p text:style-name="P1"/>
      <text:p text:style-name="P1">ТЕХНИЧЕСКОЕ ЗАДАНИЕ</text:p>
      <text:p text:style-name="P5">на выполнение инновационного проекта № ${doc.cipher}</text:p>
      <text:p text:style-name="P5"/>
      <text:list xml:id="list738661749" text:style-name="L1">
        <text:list-item>
          <text:p text:style-name="P28"><text:span text:style-name="T9">Основание для выполнения проекта: приказ от ${doc.opened_order_approved_at} № ${doc.opened_order_number}</text:span></text:p>
        </text:list-item>
        <text:list-item>
          <text:p text:style-name="P23">Направление реализации проекта: ${doc.theme_name}</text:p>
        </text:list-item>
        <text:list-item>
          <text:p text:style-name="P23">Наименование проекта: ${doc.title}</text:p>
        </text:list-item>
        <text:list-item>
          <text:p text:style-name="P23">Наименование организации заказчика (заинтересованные структуры):</text:p>
        </text:list-item>
      </text:list>
      <text:p text:style-name="P8">${doc.stakeholders}</text:p>
      <text:list xml:id="list1429266962" text:continue-numbering="true" text:style-name="L1">
        <text:list-item>
          <text:p text:style-name="P25">Цель проекта:</text:p>
        </text:list-item>
      </text:list>
      <text:p text:style-name="P10"><text:tab/><text:tab/><text:tab/><text:tab/><text:tab/><text:tab/><text:tab/><text:tab/><text:tab/><text:tab/><text:tab/><text:tab/><text:tab/></text:p>
      <text:p text:style-name="P10"><text:tab/><text:tab/><text:tab/><text:tab/><text:tab/><text:tab/><text:tab/><text:tab/><text:tab/><text:tab/><text:tab/><text:tab/><text:tab/></text:p>
      <text:list xml:id="list565404002" text:continue-numbering="true" text:style-name="L1">
        <text:list-item>
          <text:p text:style-name="P23">Показатели назначения (технические, научные, экономические и пр.):</text:p>
        </text:list-item>
      </text:list>
      <text:p text:style-name="P26">${doc.purpose}</text:p>
      <text:list xml:id="list415154429" text:continue-numbering="true" text:style-name="L1">
        <text:list-item>
          <text:p text:style-name="P23">Основные характеристики:</text:p>
          <text:p text:style-name="P23">${doc.features}</text:p>
        </text:list-item>
        <text:list-item>
          <text:p text:style-name="P25">Исходные данные для проектирования:</text:p>
        </text:list-item>
      </text:list>
      <text:p text:style-name="P10"><text:tab/><text:tab/><text:tab/><text:tab/><text:tab/><text:tab/><text:tab/><text:tab/><text:tab/><text:tab/><text:tab/><text:tab/><text:tab/></text:p>
      <text:p text:style-name="P10"><text:tab/><text:tab/><text:tab/><text:tab/><text:tab/><text:tab/><text:tab/><text:tab/><text:tab/><text:tab/><text:tab/><text:tab/><text:tab/></text:p>
      <text:list xml:id="list63530577" text:continue-numbering="true" text:style-name="L1">
        <text:list-item>
          <text:p text:style-name="P28"><text:span text:style-name="T10">Источники финансирования и материального обеспечения проекта:</text:span></text:p>
        </text:list-item>
      </text:list>
      <text:p text:style-name="P27"><text:span text:style-name="T10">${doc.funds_sources}</text:span></text:p>
      <text:list xml:id="list1367467247" text:continue-numbering="true" text:style-name="L1">
        <text:list-item>
          <text:p text:style-name="P25">Перечень документации, необходимой для ввода объекта разработки в <text:soft-page-break/>эксплуатацию:</text:p>
        </text:list-item>
      </text:list>
      <text:p text:style-name="P10"><text:tab/><text:tab/><text:tab/><text:tab/><text:tab/><text:tab/><text:tab/><text:tab/><text:tab/><text:tab/><text:tab/><text:tab/><text:tab/></text:p>
      <text:p text:style-name="P10"><text:tab/><text:tab/><text:tab/><text:tab/><text:tab/><text:tab/><text:tab/><text:tab/><text:tab/><text:tab/><text:tab/><text:tab/><text:tab/></text:p>
      <text:list xml:id="list2110015469" text:continue-numbering="true" text:style-name="L1">
        <text:list-item>
          <text:p text:style-name="P23"><text:span text:style-name="T4">Руководитель проекта: ${doc.chief}</text:span></text:p>
        </text:list-item>
        <text:list-item>
          <text:p text:style-name="P25">Ответственный исполнитель проекта:</text:p>
        </text:list-item>
      </text:list>
      <text:p text:style-name="P9"><text:tab/><text:tab/><text:tab/><text:span text:style-name="T6"><text:tab/><text:tab/><text:tab/><text:tab/><text:tab/><text:tab/><text:tab/></text:span></text:p>
      <text:p text:style-name="P9">Члены проектной группы:</text:p>
      <text:p text:style-name="P29">[#list doc.participants.participant as participant]<text:tab/><text:tab/><text:tab/>${participant.name} гр. ${participant.edu_group}</text:p>
      <text:p text:style-name="P29">[/#list]</text:p>
      <text:list xml:id="list1726765423" text:continue-numbering="true" text:style-name="L1">
        <text:list-item>
          <text:p text:style-name="P31">Консультант: <text:span text:style-name="T6"><text:tab/><text:tab/><text:tab/><text:tab/><text:tab/><text:tab/><text:tab/><text:tab/><text:tab/><text:tab/></text:span></text:p>
        </text:list-item>
        <text:list-item>
          <text:p text:style-name="P23"><text:span text:style-name="T4">Место выполнения проекта (лаборатория ГПО, СКБ, НИИ, бизнес-инкубатор и т.д.): </text:span><text:span text:style-name="T5"><text:tab/><text:tab/><text:tab/><text:tab/><text:tab/><text:tab/><text:tab/><text:tab/><text:tab/><text:tab/></text:span></text:p>
        </text:list-item>
        <text:list-item>
          <text:p text:style-name="P25">Календарный план выполнения проекта</text:p>
        </text:list-item>
      </text:list>
      <text:p text:style-name="P9">Состав и содержание работ по созданию (развитию) объекта разработки и вводу в эксплуатаци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6">№ этапа</text:p>
          </table:table-cell>
          <table:table-cell table:style-name="Таблица1.A1" table:number-rows-spanned="2" office:value-type="string">
            <text:p text:style-name="P16">Наименование этапа</text:p>
          </table:table-cell>
          <table:table-cell table:style-name="Таблица1.A1" table:number-rows-spanned="2" office:value-type="string">
            <text:p text:style-name="P16">Содержание работы</text:p>
          </table:table-cell>
          <table:table-cell table:style-name="Таблица1.A1" table:number-columns-spanned="2" office:value-type="string">
            <text:p text:style-name="P16">Сроки выполнения</text:p>
          </table:table-cell>
          <table:covered-table-cell/>
          <table:table-cell table:style-name="Таблица1.F1" table:number-rows-spanned="2" office:value-type="string">
            <text:p text:style-name="P16">Чем заканчивается этап</text:p>
          </table:table-cell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6">Начало</text:p>
          </table:table-cell>
          <table:table-cell table:style-name="Таблица1.D2" office:value-type="string">
            <text:p text:style-name="P16">Окончание</text:p>
          </table:table-cell>
          <table:covered-table-cell/>
        </table:table-row>
        <table:table-row>
          <table:table-cell table:style-name="Таблица1.D2" office:value-type="string">
            <text:p text:style-name="Table_20_Contents"><text:script script:language="jooscript">@table:table-row
[#list doc.stages.stage as s]</text:script> ${s_index + 1}</text:p>
          </table:table-cell>
          <table:table-cell table:style-name="Таблица1.D2" office:value-type="string">
            <text:p text:style-name="Table_20_Contents">${s.title}</text:p>
          </table:table-cell>
          <table:table-cell table:style-name="Таблица1.D2" office:value-type="string">
            <text:p text:style-name="Table_20_Contents">${s.activity}</text:p>
          </table:table-cell>
          <table:table-cell table:style-name="Таблица1.D2" office:value-type="string">
            <text:p text:style-name="P35">${s.start}</text:p>
          </table:table-cell>
          <table:table-cell table:style-name="Таблица1.D2" office:value-type="string">
            <text:p text:style-name="Table_20_Contents">${s.finish}</text:p>
          </table:table-cell>
          <table:table-cell table:style-name="Таблица1.F3" office:value-type="string">
            <text:p text:style-name="Table_20_Contents">${s.results}<text:script script:language="jooscript">@/table:table-row
[/#list]</text:script></text:p>
          </table:table-cell>
        </table:table-row>
      </table:table>
      <text:p text:style-name="P8"/>
      <text:list xml:id="list1854631981" text:continue-numbering="true" text:style-name="L1">
        <text:list-item>
          <text:p text:style-name="P23">Включенное обучение.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6">Дисциплина учебного плана, изучаемая в рамках проекта ГПО</text:p>
          </table:table-cell>
          <table:table-cell table:style-name="Таблица2.A1" office:value-type="string">
            <text:p text:style-name="P16">Объем в часах</text:p>
          </table:table-cell>
          <table:table-cell table:style-name="Таблица2.A1" office:value-type="string">
            <text:p text:style-name="P16">Преподаватель</text:p>
          </table:table-cell>
          <table:table-cell table:style-name="Таблица2.A1" office:value-type="string">
            <text:p text:style-name="P16">Форма отчетности</text:p>
          </table:table-cell>
          <table:table-cell table:style-name="Таблица2.F1" office:value-type="string">
            <text:p text:style-name="P16">Срок</text:p>
          </table:table-cell>
        </table:table-row>
        <table:table-row>
          <table:table-cell table:style-name="Таблица2.A2" office:value-type="float" office:value="1">
            <text:p text:style-name="P19">1</text:p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F2" office:value-type="string">
            <text:p text:style-name="P18"/>
          </table:table-cell>
        </table:table-row>
        <table:table-row>
          <table:table-cell table:style-name="Таблица2.A2" office:value-type="float" office:value="2">
            <text:p text:style-name="P19">2</text:p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F2" office:value-type="string">
            <text:p text:style-name="P18"/>
          </table:table-cell>
        </table:table-row>
        <table:table-row>
          <table:table-cell table:style-name="Таблица2.A2" office:value-type="float" office:value="3">
            <text:p text:style-name="P19">3</text:p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F2" office:value-type="string">
            <text:p text:style-name="P18"/>
          </table:table-cell>
        </table:table-row>
        <table:table-row>
          <table:table-cell table:style-name="Таблица2.A2" office:value-type="float" office:value="4">
            <text:p text:style-name="P19">4</text:p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F2" office:value-type="string">
            <text:p text:style-name="P18"/>
          </table:table-cell>
        </table:table-row>
        <table:table-row>
          <table:table-cell table:style-name="Таблица2.A2" office:value-type="float" office:value="5">
            <text:p text:style-name="P19">5</text:p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B2" office:value-type="string">
            <text:p text:style-name="P18"/>
          </table:table-cell>
          <table:table-cell table:style-name="Таблица2.F2" office:value-type="string">
            <text:p text:style-name="P18"/>
          </table:table-cell>
        </table:table-row>
      </table:table>
      <text:p text:style-name="P8"><text:span text:style-name="T5">Примечание</text:span><text:span text:style-name="T4">: если члены проектной группы изучают разные дисциплины, то таблица составляется для каждого студента</text:span>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Руководитель проекта:</text:p>
            <text:p text:style-name="P33"><text:soft-page-break/></text:p>
            <text:p text:style-name="P15">____________ ${doc.chief_name}</text:p>
            <text:p text:style-name="P33"/>
            <text:p text:style-name="P14">«____» ______________ 20___ г.</text:p>
            <text:p text:style-name="P33"><text:span text:style-name="T9"/></text:p>
          </table:table-cell>
          <table:table-cell table:style-name="Таблица3.A1" office:value-type="string">
            <text:p text:style-name="P14">Члены проектной группы:</text:p>
            <text:p text:style-name="P33"><text:soft-page-break/></text:p>
            <text:p text:style-name="P29">[#list doc.participants.participant as p]</text:p>
            <text:p text:style-name="P30">_____ ${p.name}</text:p>
            <text:p text:style-name="P29">[/#list]</text:p>
            <text:p text:style-name="P33"/>
            <text:p text:style-name="P14">«____» ______________ 20___ г.</text:p>
            <text:p text:style-name="P33"/>
          </table:table-cell>
        </table:table-row>
        <table:table-row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0-08-31T17:27:36</dc:date>
    <dc:language>en-AU</dc:language>
    <meta:editing-cycles>515</meta:editing-cycles>
    <meta:editing-duration>PT06H38M55S</meta:editing-duration>
    <dc:creator>Дмитрий Лихачёв</dc:creator>
    <meta:document-statistic meta:table-count="3" meta:image-count="0" meta:object-count="0" meta:page-count="3" meta:paragraph-count="75" meta:word-count="231" meta:character-count="2103"/>
    <meta:user-defined meta:name="Info 1"/>
    <meta:user-defined meta:name="Info 2"/>
    <meta:user-defined meta:name="Info 3"/>
    <meta:user-defined meta:name="Info 4"/>
  </office:meta>
</office:document-meta>
</file>